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none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5. Activities 03 - Solutions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5. Activities 03 - Solutions (Activities 04 and 06)</text:span></text:p>
      <text:list xml:id="list610758990" text:style-name="WWNum1">
        <text:list-item>
          <text:p text:style-name="P17"><text:bookmark text:name="_dbh0n1vac4c8"/>Solution Exercise 04</text:p>
        </text:list-item>
      </text:list>
      <text:list xml:id="list888924969" text:style-name="WWNum2">
        <text:list-item>
          <text:p text:style-name="P6">Show all lines of file “<text:span text:style-name="T9">list.txt</text:span>” that contain text “<text:span text:style-name="T9">lib</text:span>”.</text:p>
          <text:list>
            <text:list-item>
              <text:p text:style-name="P9"><text:span text:style-name="T11">Solution</text:span>: <text:span text:style-name="T9">grep "lib" list.txt</text:span></text:p>
            </text:list-item>
          </text:list>
        </text:list-item>
        <text:list-item>
          <text:p text:style-name="P7">Show how many lines contain “<text:span text:style-name="T9">mp3</text:span>” in “<text:span text:style-name="T9">list.txt</text:span>”.</text:p>
          <text:list>
            <text:list-item>
              <text:p text:style-name="P9"><text:span text:style-name="T11">Solution</text:span>: <text:span text:style-name="T9">grep mp3 list.txt | wc -l</text:span></text:p>
            </text:list-item>
          </text:list>
        </text:list-item>
        <text:list-item>
          <text:p text:style-name="P7">Show files inside “/etc/ directory that contain “<text:span text:style-name="T9">host</text:span>” string inside.</text:p>
          <text:list>
            <text:list-item>
              <text:p text:style-name="P9"><text:span text:style-name="T11">Solution</text:span>: <text:span text:style-name="T9">grep -r host /etc</text:span></text:p>
            </text:list-item>
          </text:list>
        </text:list-item>
        <text:list-item>
          <text:p text:style-name="P7">Show all lines of file “<text:span text:style-name="T9">list.txt</text:span>” that not contains letter “<text:span text:style-name="T9">a</text:span>” (uppercase or lowercase).</text:p>
          <text:list>
            <text:list-item>
              <text:p text:style-name="P9"><text:span text:style-name="T11">Solution</text:span>: <text:span text:style-name="T9">grep -vi *a* list.txt</text:span></text:p>
            </text:list-item>
          </text:list>
        </text:list-item>
        <text:list-item>
          <text:p text:style-name="P7">Show all lines of file “<text:span text:style-name="T9">list.txt</text:span>” that not contains “<text:span text:style-name="T9">a</text:span>” (uppercase or lowercase) and contains “<text:span text:style-name="T9">m</text:span>” (lowercase).</text:p>
          <text:list>
            <text:list-item>
              <text:p text:style-name="P10"><text:span text:style-name="T11">Solution</text:span>: <text:span text:style-name="T9">grep -vi *a* list.txt | grep I *m*</text:span></text:p>
            </text:list-item>
          </text:list>
        </text:list-item>
      </text:list>
      <text:list xml:id="list113039817293052" text:continue-list="list610758990" text:style-name="WWNum1">
        <text:list-item>
          <text:p text:style-name="P17"><text:bookmark text:name="_zg8aydkeqz63"/>Solution Exercise 06</text:p>
        </text:list-item>
      </text:list>
      <text:p text:style-name="Standard"><text:soft-page-break/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p text:style-name="P11"><text:span text:style-name="T11">Question 01</text:span>: How can we use bit SetUid bit to create a backdoor? (<text:span text:style-name="T11">Clue</text:span>: file “<text:span text:style-name="T9">/bin/sh</text:span>” could be useful).</text:p>
      <text:p text:style-name="P11"><text:span text:style-name="T11">Solution:</text:span></text:p>
      <text:p text:style-name="P11">AS “root” use the following commands:</text:p>
      <text:list xml:id="list113041460726069" text:continue-list="list888924969" text:style-name="WWNum2">
        <text:list-item>
          <text:p text:style-name="P6"><text:span text:style-name="T9">cd $HOME</text:span></text:p>
        </text:list-item>
        <text:list-item>
          <text:p text:style-name="P7"><text:span text:style-name="T9">cp /bin/sh ./</text:span></text:p>
        </text:list-item>
        <text:list-item>
          <text:p text:style-name="P7"><text:span text:style-name="T9">chown root ./sh</text:span></text:p>
        </text:list-item>
        <text:list-item>
          <text:p text:style-name="P8"><text:span text:style-name="T9">chmod 4777 ./sh</text:span></text:p>
        </text:list-item>
      </text:list>
      <text:p text:style-name="P11">Now we have created the backdoor</text:p>
      <text:list xml:id="list113041145703986" text:continue-numbering="true" text:style-name="WWNum2">
        <text:list-item>
          <text:p text:style-name="P6">AS myuser:</text:p>
        </text:list-item>
        <text:list-item>
          <text:p text:style-name="P8">Simply run “<text:span text:style-name="T10">./sh</text:span>” in your home directory, and you will be root (you can check it with “<text:span text:style-name="T9">id</text:span>” command).</text:p>
        </text:list-item>
      </text:list>
      <text:p text:style-name="P11"><text:span text:style-name="T11">Question 02</text:span>: How can we detect that kind of backdoors on our system? What kind of measures can we take to be safe against this kind of attack?</text:p>
      <text:p text:style-name="P11"><text:span text:style-name="T11">Solution:</text:span></text:p>
      <text:p text:style-name="P11">Using: <text:span text:style-name="T9">find / -path /proc -prune -o -type f -perm +4000 -ls &gt; listado.txt</text:span></text:p>
      <text:p text:style-name="P11">We can obtain all the files with bit SetUID bit active. If the list changes, maybe a new SetUID file <text:s text:c="4"/>has been created. Also, we can use software for “system integrity” like <text:a xlink:type="simple" xlink:href="http://www.ossec.net/" text:style-name="ListLabel_20_10" text:visited-style-name="ListLabel_20_10"><text:span text:style-name="T13">http://www.ossec.net/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nsolas" fo:font-family="Consola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330" meta:character-count="1848" meta:non-whitespace-character-count="1563"/>
    <meta:generator>LibreOfficeDev/6.0.5.2$Linux_X86_64 LibreOffice_project/</meta:generator>
  </office:meta>
</office:document-meta>
</file>